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2.25pt" style:font-weight-asian="bold" style:font-size-complex="14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Liberation Serif"/>
    </style:style>
    <style:style style:name="T1" style:family="text">
      <style:text-properties fo:font-weight="bold" style:font-weight-asian="bold" style:font-weight-complex="bold"/>
    </style:style>
    <style:style style:name="T2" style:family="text">
      <style:text-properties style:font-name="Liberation Serif"/>
    </style:style>
    <style:style style:name="T3" style:family="text">
      <style:text-properties style:font-name="Liberation Seri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TECNOLÓGICA NACIONAL</text:p>
      <text:p text:style-name="P1">FACULTAD REGIONAL CÓRDOBA</text:p>
      <text:p text:style-name="P1">DEPARTAMENTO DE INGENIERÍA ELECTRÓNICA</text:p>
      <text:p text:style-name="P1"/>
      <text:p text:style-name="P1">Cátedra de Técnicas Digitales II.</text:p>
      <text:p text:style-name="P1"/>
      <text:p text:style-name="P4">Examen final. 24 de mayo de 2012.</text:p>
      <text:p text:style-name="P1"/>
      <text:p text:style-name="P2"/>
      <text:p text:style-name="P6">1.- Se debe pasar información a un registro de desplazamiento. Mediante un puerto, Ud. debe transferir en serie una cadena de bits a un registro de ocho bits.</text:p>
      <text:p text:style-name="P6"/>
      <text:p text:style-name="P6">1.a.- Dibuje el circuito asociado al registro de desplazamiento. Dibuje asimismo un circuito detallado de los dos primeros bits del mismo registro. Establezca el conjunto de señales necesarias para que este registro opere adecuadamente (reloj [de 1 kHz]; líneas de control de flujo de datos; enables; etc.)</text:p>
      <text:p text:style-name="P6"/>
      <text:p text:style-name="P6">1.b.- Diseñe la interfase del registro y el micro. De algún modo este diagrama debe incluir el clock de comando del registro. Este clock se ha establecido en 1 kHz. Escriba el diagrama de flujo del programa que controla la operación.</text:p>
      <text:p text:style-name="P6"/>
      <text:p text:style-name="P6"/>
      <text:p text:style-name="P5"><text:span text:style-name="T2">2.- Un transductor genera información con una función de transferencia de 2,5 </text:span><text:span text:style-name="T3">µ</text:span><text:span text:style-name="T2">A/bit. Diseñe la interfase del mismo hacia un conversor A/D de 12 bits, con referencia de 10.0 V. La señal es de cc.</text:span></text:p>
      <text:p text:style-name="P6"/>
      <text:p text:style-name="P6">2.a.- establezca las tolerancias de los componentes pasivos de su circuito para un error de 0,1%.</text:p>
      <text:p text:style-name="P6"/>
      <text:p text:style-name="P6">2.b.- diseñe el hardware necesario para que se muestree esa señal a una tasa de 10Hz, operando por interrupción. Debe incluir el reloj, el controlador de interrupción que use y debe detallar la configuración del mismo.</text:p>
      <text:p text:style-name="P6"/>
      <text:p text:style-name="P3"/>
      <text:p text:style-name="P3">Para aprobar, <text:span text:style-name="T1">tres de los </text:span>puntos deben estar totalmente correcto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Canali</meta:initial-creator>
    <meta:creation-date>2010-12-02T13:51:01</meta:creation-date>
    <dc:date>2012-05-24T13:33:46.99</dc:date>
    <dc:creator>luis rafael canali</dc:creator>
    <meta:editing-duration>PT4H26M21S</meta:editing-duration>
    <meta:editing-cycles>17</meta:editing-cycles>
    <meta:generator>OpenOffice.org/3.3$Win32 OpenOffice.org_project/330m20$Build-9567</meta:generator>
    <meta:document-statistic meta:table-count="0" meta:image-count="0" meta:object-count="0" meta:page-count="1" meta:paragraph-count="12" meta:word-count="235" meta:character-count="1433"/>
  </office:meta>
</office:document-meta>
</file>